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egory.getReportDir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compareTo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tego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tegory.equals( Object ob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tegory.Category( String name , String description , String baseDir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